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796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id="id2" draw:layer="layout" svg:width="5.5cm" svg:height="3.5cm" svg:x="1.5cm" svg:y="4cm">
          <text:p text:style-name="P1">Contatto</text:p>
        </draw:rect>
        <draw:rect draw:style-name="gr1" draw:text-style-name="P1" draw:id="id6" draw:layer="layout" svg:width="5.5cm" svg:height="3.5cm" svg:x="14cm" svg:y="16.5cm">
          <text:p text:style-name="P1">TipoNumero</text:p>
        </draw:rect>
        <draw:rect draw:style-name="gr1" draw:text-style-name="P1" draw:id="id5" draw:layer="layout" svg:width="5.5cm" svg:height="3.5cm" svg:x="14cm" svg:y="4cm">
          <text:p text:style-name="P1">Rubrica</text:p>
        </draw:rect>
        <draw:rect draw:style-name="gr1" draw:text-style-name="P1" draw:id="id1" draw:layer="layout" svg:width="5.5cm" svg:height="3.5cm" svg:x="1.5cm" svg:y="10.5cm">
          <text:p text:style-name="P1">Indirizzo</text:p>
        </draw:rect>
        <draw:rect draw:style-name="gr1" draw:text-style-name="P1" draw:id="id3" draw:layer="layout" svg:width="5.5cm" svg:height="3.5cm" svg:x="14cm" svg:y="10.5cm">
          <text:p text:style-name="P1">Recapito</text:p>
        </draw:rect>
        <draw:frame draw:style-name="gr2" draw:text-style-name="P2" draw:layer="layout" svg:width="8.5cm" svg:height="0.963cm" svg:x="6.5cm" svg:y="2cm">
          <draw:text-box>
            <text:p text:style-name="P2">RUBRICA (MODELLO E-R)</text:p>
          </draw:text-box>
        </draw:frame>
        <draw:connector draw:style-name="gr3" draw:text-style-name="P1" draw:layer="layout" draw:type="line" svg:x1="4.25cm" svg:y1="10.5cm" svg:x2="4.25cm" svg:y2="7.5cm" draw:start-shape="id1" draw:start-glue-point="0" draw:end-shape="id2" draw:end-glue-point="2" svg:d="m4250 10500v-3000">
          <text:p/>
        </draw:connector>
        <draw:custom-shape draw:style-name="gr4" draw:text-style-name="P1" draw:id="id4" draw:layer="layout" svg:width="2.5cm" svg:height="2.5cm" svg:x="9.5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25cm" svg:y1="7.5cm" svg:x2="14cm" svg:y2="12.25cm" draw:start-shape="id2" draw:start-glue-point="2" draw:end-shape="id3" draw:end-glue-point="3" svg:d="m4250 7500 9750 4750">
          <text:p/>
        </draw:connector>
        <draw:connector draw:style-name="gr3" draw:text-style-name="P1" draw:layer="layout" draw:type="line" svg:x1="7cm" svg:y1="5.75cm" svg:x2="9.5cm" svg:y2="5.75cm" draw:start-shape="id2" draw:start-glue-point="1" draw:end-shape="id4" draw:end-glue-point="5" svg:d="m7000 5750h2500">
          <text:p/>
        </draw:connector>
        <draw:connector draw:style-name="gr3" draw:text-style-name="P1" draw:layer="layout" draw:type="line" svg:x1="12cm" svg:y1="5.75cm" svg:x2="14cm" svg:y2="5.75cm" draw:start-shape="id4" draw:start-glue-point="7" draw:end-shape="id5" draw:end-glue-point="3" svg:d="m12000 5750h2000">
          <text:p/>
        </draw:connector>
        <draw:connector draw:style-name="gr3" draw:text-style-name="P1" draw:layer="layout" draw:type="line" svg:x1="16.75cm" svg:y1="14cm" svg:x2="16.75cm" svg:y2="16.5cm" draw:start-shape="id3" draw:start-glue-point="2" draw:end-shape="id6" draw:end-glue-point="0" svg:d="m16750 14000v2500">
          <text:p/>
        </draw:connector>
        <draw:frame draw:style-name="gr5" draw:layer="layout" svg:width="0.853cm" svg:height="0.963cm" svg:x="7.5cm" svg:y="5cm">
          <draw:text-box>
            <text:p>n</text:p>
          </draw:text-box>
        </draw:frame>
        <draw:frame draw:style-name="gr5" draw:layer="layout" svg:width="0.853cm" svg:height="0.963cm" svg:x="4.5cm" svg:y="9.537cm">
          <draw:text-box>
            <text:p>n</text:p>
          </draw:text-box>
        </draw:frame>
        <draw:frame draw:style-name="gr5" draw:layer="layout" svg:width="0.853cm" svg:height="0.963cm" svg:x="13cm" svg:y="10.537cm">
          <draw:text-box>
            <text:p>n</text:p>
          </draw:text-box>
        </draw:frame>
        <draw:frame draw:style-name="gr5" draw:layer="layout" svg:width="0.853cm" svg:height="0.963cm" svg:x="17cm" svg:y="14.037cm">
          <draw:text-box>
            <text:p>n</text:p>
          </draw:text-box>
        </draw:frame>
        <draw:frame draw:style-name="gr5" draw:layer="layout" svg:width="1.031cm" svg:height="0.963cm" svg:x="12.5cm" svg:y="5cm">
          <draw:text-box>
            <text:p>m</text:p>
          </draw:text-box>
        </draw:frame>
        <draw:frame draw:style-name="gr5" draw:layer="layout" svg:width="0.853cm" svg:height="0.963cm" svg:x="3.5cm" svg:y="7.537cm">
          <draw:text-box>
            <text:p>1</text:p>
          </draw:text-box>
        </draw:frame>
        <draw:frame draw:style-name="gr5" draw:layer="layout" svg:width="0.853cm" svg:height="0.963cm" svg:x="4.647cm" svg:y="8cm">
          <draw:text-box>
            <text:p>1</text:p>
          </draw:text-box>
        </draw:frame>
        <draw:frame draw:style-name="gr5" draw:layer="layout" svg:width="0.853cm" svg:height="0.963cm" svg:x="17cm" svg:y="15.537cm">
          <draw:text-box>
            <text:p>1</text:p>
          </draw:text-box>
        </draw:frame>
        <draw:frame draw:style-name="gr5" draw:layer="layout" svg:width="4.443cm" svg:height="0.963cm" svg:x="8.5cm" svg:y="7.037cm">
          <draw:text-box>
            <text:p>Appartenenz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io Mattiello</meta:initial-creator>
    <meta:creation-date>2011-03-11T13:53:51.41</meta:creation-date>
    <dc:date>2011-03-11T14:05:09.73</dc:date>
    <dc:creator>Sergio Mattiello</dc:creator>
    <meta:editing-duration>PT00H11M19S</meta:editing-duration>
    <meta:editing-cycles>1</meta:editing-cycles>
    <meta:document-statistic meta:object-count="21"/>
    <meta:generator>OpenOffice.org/3.2$Win32 OpenOffice.org_project/320m18$Build-9502</meta:generator>
  </office:meta>
</office:document-meta>
</file>